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34.57mm"/>
    </style:style>
    <style:style style:name="co8" style:family="table-column">
      <style:table-column-properties fo:break-before="auto" style:column-width="41.38mm"/>
    </style:style>
    <style:style style:name="co9" style:family="table-column">
      <style:table-column-properties fo:break-before="auto" style:column-width="50.64mm"/>
    </style:style>
    <style:style style:name="co10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dash" draw:stroke-dash="Line_20_with_20_Fine_20_Dots" svg:stroke-color="#3465a4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1mm" svg:height="89.24mm" svg:x="295.33mm" svg:y="16.99mm">
            <draw:object draw:notify-on-update-of-ranges="Sheet1.C6:Sheet1.C6 Sheet1.C7:Sheet1.C11 Sheet1.G6:Sheet1.G6 Sheet1.G7:Sheet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mm" svg:height="90.04mm" svg:x="295.07mm" svg:y="132.81mm">
            <draw:object draw:notify-on-update-of-ranges="Sheet1.C31:Sheet1.C31 Sheet1.C32:Sheet1.C36 Sheet1.G31:Sheet1.G31 Sheet1.G32:Sheet1.G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mm" svg:height="146mm" svg:x="311.33mm" svg:y="234.3mm">
            <draw:object draw:notify-on-update-of-ranges="Sheet1.C54:Sheet1.C54 Sheet1.C55:Sheet1.C59 Sheet1.G54:Sheet1.G54 Sheet1.G55:Sheet1.G59 Sheet1.H54:Sheet1.H54 Sheet1.H55:Sheet1.H59 Sheet1.I54:Sheet1.I54 Sheet1.I55:Sheet1.I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ABC" draw:style-name="gr1" draw:text-style-name="P1" svg:width="159.96mm" svg:height="90.05mm" svg:x="86.57mm" svg:y="289.26mm">
            <draw:object draw:notify-on-update-of-ranges="Sheet1.C54:Sheet1.C54 Sheet1.C55:Sheet1.C59 Sheet1.J54:Sheet1.J54 Sheet1.J55:Sheet1.J59 Sheet1.K54:Sheet1.K54 Sheet1.K55:Sheet1.K59 Sheet1.L54:Sheet1.L54 Sheet1.L55:Sheet1.L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1" svg:width="159.88mm" svg:height="90.04mm" svg:x="212.33mm" svg:y="494.05mm">
            <draw:object draw:notify-on-update-of-ranges="Sheet1.G98:Sheet1.G98 Sheet1.G99:Sheet1.G103 Sheet1.I98:Sheet1.I98 Sheet1.I99:Sheet1.I103 Sheet1.J98:Sheet1.J98 Sheet1.J99:Sheet1.J103 Sheet1.K98:Sheet1.K98 Sheet1.K99:Sheet1.K103 Sheet1.L98:Sheet1.L98 Sheet1.L99:Sheet1.L1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0.15mm" svg:height="90.04mm" svg:x="12.36mm" svg:y="496.97mm">
            <draw:object draw:notify-on-update-of-ranges="Sheet1.I104:Sheet1.L10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oblem</text:p>
          </table:table-cell>
          <table:table-cell table:style-name="ce1" office:value-type="string" calcext:value-type="string">
            <text:p>Given Inputs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imple interest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years</text:p>
          </table:table-cell>
          <table:table-cell table:number-columns-repeated="3"/>
          <table:table-cell office:value-type="string" calcext:value-type="string">
            <text:p>interest</text:p>
          </table:table-cell>
          <table:table-cell office:value-type="string" calcext:value-type="string">
            <text:p>cumulative val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$B$3]*[.$C7]*[.$G$3]/100" office:value-type="float" office:value="60" calcext:value-type="float">
            <text:p>60</text:p>
          </table:table-cell>
          <table:table-cell table:formula="of:=[.$B$3]+[.$B$3]*[.$C7]*[.$G$3]/100"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$B$3]*[.$C8]*[.$G$3]/100" office:value-type="float" office:value="120" calcext:value-type="float">
            <text:p>120</text:p>
          </table:table-cell>
          <table:table-cell table:formula="of:=[.$B$3]+[.$B$3]*[.$C8]*[.$G$3]/100"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$B$3]*[.$C9]*[.$G$3]/100" office:value-type="float" office:value="180" calcext:value-type="float">
            <text:p>180</text:p>
          </table:table-cell>
          <table:table-cell table:formula="of:=[.$B$3]+[.$B$3]*[.$C9]*[.$G$3]/100"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$B$3]*[.$C10]*[.$G$3]/100" office:value-type="float" office:value="240" calcext:value-type="float">
            <text:p>240</text:p>
          </table:table-cell>
          <table:table-cell table:formula="of:=[.$B$3]+[.$B$3]*[.$C10]*[.$G$3]/100"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[.$B$3]*[.$C11]*[.$G$3]/100" office:value-type="float" office:value="300" calcext:value-type="float">
            <text:p>300</text:p>
          </table:table-cell>
          <table:table-cell table:formula="of:=[.$B$3]+[.$B$3]*[.$C11]*[.$G$3]/100" office:value-type="float" office:value="800" calcext:value-type="float">
            <text:p>800</text:p>
          </table:table-cell>
          <table:table-cell table:number-columns-repeated="4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B28]*POWER((1+[.G28]/100);[.C28])" office:value-type="float" office:value="881.1708416" calcext:value-type="float">
            <text:p>881.170841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YEARS</text:p>
          </table:table-cell>
          <table:table-cell table:number-columns-repeated="3"/>
          <table:table-cell office:value-type="string" calcext:value-type="string">
            <text:p>INTEREST</text:p>
          </table:table-cell>
          <table:table-cell office:value-type="string" calcext:value-type="string">
            <text:p>cumulative val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$H32]-[.$B28]" office:value-type="float" office:value="60" calcext:value-type="float">
            <text:p>60</text:p>
          </table:table-cell>
          <table:table-cell table:formula="of:=[.$B28]*POWER((1+[.$G28]/100);[.C32])"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$H33]-[.$H32]" office:value-type="float" office:value="67.2" calcext:value-type="float">
            <text:p>67.2</text:p>
          </table:table-cell>
          <table:table-cell table:formula="of:=[.$H32]*POWER((1+[.$G$28]/100);1)" office:value-type="float" office:value="627.2" calcext:value-type="float">
            <text:p>62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$H34]-[.$H33]" office:value-type="float" office:value="75.2640000000001" calcext:value-type="float">
            <text:p>75.2640000000001</text:p>
          </table:table-cell>
          <table:table-cell table:formula="of:=[.$H33]*POWER((1+[.$G$28]/100);1)" office:value-type="float" office:value="702.464" calcext:value-type="float">
            <text:p>702.4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$H35]-[.$H34]" office:value-type="float" office:value="84.2956800000001" calcext:value-type="float">
            <text:p>84.2956800000001</text:p>
          </table:table-cell>
          <table:table-cell table:formula="of:=[.$H34]*POWER((1+[.$G$28]/100);1)" office:value-type="float" office:value="786.75968" calcext:value-type="float">
            <text:p>786.759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[.$H36]-[.$H35]" office:value-type="float" office:value="94.4111616000001" calcext:value-type="float">
            <text:p>94.4111616000001</text:p>
          </table:table-cell>
          <table:table-cell table:formula="of:=[.$H35]*POWER((1+[.$G$28]/100);1)" office:value-type="float" office:value="881.1708416" calcext:value-type="float">
            <text:p>881.1708416</text:p>
          </table:table-cell>
          <table:table-cell table:number-columns-repeated="4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B52]*POWER((1+([.G52]/2)/100);2*[.C52])" office:value-type="float" office:value="895.423848271427" calcext:value-type="float">
            <text:p>895.42384827142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YEARS</text:p>
          </table:table-cell>
          <table:table-cell table:number-columns-repeated="3"/>
          <table:table-cell office:value-type="string" calcext:value-type="string">
            <text:p>INTEREST1</text:p>
          </table:table-cell>
          <table:table-cell office:value-type="string" calcext:value-type="string">
            <text:p>INTEREST2</text:p>
          </table:table-cell>
          <table:table-cell office:value-type="string" calcext:value-type="string">
            <text:p>INTEREST3</text:p>
          </table:table-cell>
          <table:table-cell office:value-type="string" calcext:value-type="string">
            <text:p>CUMULATIVEVALUE1</text:p>
          </table:table-cell>
          <table:table-cell office:value-type="string" calcext:value-type="string">
            <text:p>CUMULATIVEVALUE2</text:p>
          </table:table-cell>
          <table:table-cell office:value-type="string" calcext:value-type="string">
            <text:p>CUMULATIVEVALUE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-[.$B$52]+[.J$55]" office:value-type="float" office:value="61.8000000000001" calcext:value-type="float">
            <text:p>61.8000000000001</text:p>
          </table:table-cell>
          <table:table-cell table:formula="of:=-[.$B$52]+[.K$55]" office:value-type="float" office:value="62.754405" calcext:value-type="float">
            <text:p>62.754405</text:p>
          </table:table-cell>
          <table:table-cell table:formula="of:=-[.$B$52]+[.L$55]" office:value-type="float" office:value="63.4125150659849" calcext:value-type="float">
            <text:p>63.4125150659849</text:p>
          </table:table-cell>
          <table:table-cell table:formula="of:=[.B52]*POWER((1+([.$G$52]/2)/100);2)" office:value-type="float" office:value="561.8" calcext:value-type="float">
            <text:p>561.8</text:p>
          </table:table-cell>
          <table:table-cell table:formula="of:=[.B52]*POWER((1+([.$G$52]/4)/100);4)" office:value-type="float" office:value="562.754405" calcext:value-type="float">
            <text:p>562.754405</text:p>
          </table:table-cell>
          <table:table-cell table:formula="of:=[.B52]*POWER((1+([.$G$52]/12)/100);12)" office:value-type="float" office:value="563.412515065985" calcext:value-type="float">
            <text:p>563.41251506598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J56]-[.J55]" office:value-type="float" office:value="69.4384800000001" calcext:value-type="float">
            <text:p>69.4384800000001</text:p>
          </table:table-cell>
          <table:table-cell table:formula="of:=[.K56]-[.K55]" office:value-type="float" office:value="70.6306356938081" calcext:value-type="float">
            <text:p>70.6306356938081</text:p>
          </table:table-cell>
          <table:table-cell table:formula="of:=[.L56]-[.L55]" office:value-type="float" office:value="71.4548091999724" calcext:value-type="float">
            <text:p>71.4548091999724</text:p>
          </table:table-cell>
          <table:table-cell table:formula="of:=[.$J55]*POWER((1+([.$G$52]/2)/100);2)" office:value-type="float" office:value="631.23848" calcext:value-type="float">
            <text:p>631.23848</text:p>
          </table:table-cell>
          <table:table-cell table:formula="of:=[.$K55]*POWER((1+([.$G$52]/4)/100);4)" office:value-type="float" office:value="633.385040693808" calcext:value-type="float">
            <text:p>633.385040693808</text:p>
          </table:table-cell>
          <table:table-cell table:formula="of:=[.$L55]*POWER((1+([.$G$52]/12)/100);12)" office:value-type="float" office:value="634.867324265957" calcext:value-type="float">
            <text:p>634.86732426595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J57]-[.J56]" office:value-type="float" office:value="78.0210761280001" calcext:value-type="float">
            <text:p>78.0210761280001</text:p>
          </table:table-cell>
          <table:table-cell table:formula="of:=[.K57]-[.K56]" office:value-type="float" office:value="79.4954027292815" calcext:value-type="float">
            <text:p>79.4954027292815</text:p>
          </table:table-cell>
          <table:table-cell table:formula="of:=[.L57]-[.L56]" office:value-type="float" office:value="80.5170675298331" calcext:value-type="float">
            <text:p>80.5170675298331</text:p>
          </table:table-cell>
          <table:table-cell table:formula="of:=[.$J56]*POWER((1+([.$G$52]/2)/100);2)" office:value-type="float" office:value="709.259556128" calcext:value-type="float">
            <text:p>709.259556128</text:p>
          </table:table-cell>
          <table:table-cell table:formula="of:=[.$K56]*POWER((1+([.$G$52]/4)/100);4)" office:value-type="float" office:value="712.88044342309" calcext:value-type="float">
            <text:p>712.88044342309</text:p>
          </table:table-cell>
          <table:table-cell table:formula="of:=[.$L56]*POWER((1+([.$G$52]/12)/100);12)" office:value-type="float" office:value="715.38439179579" calcext:value-type="float">
            <text:p>715.3843917957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J58]-[.J57]" office:value-type="float" office:value="87.6644811374209" calcext:value-type="float">
            <text:p>87.6644811374209</text:p>
          </table:table-cell>
          <table:table-cell table:formula="of:=[.K58]-[.K57]" office:value-type="float" office:value="89.4727761263044" calcext:value-type="float">
            <text:p>89.4727761263044</text:p>
          </table:table-cell>
          <table:table-cell table:formula="of:=[.L58]-[.L57]" office:value-type="float" office:value="90.728647045442" calcext:value-type="float">
            <text:p>90.728647045442</text:p>
          </table:table-cell>
          <table:table-cell table:formula="of:=[.$J57]*POWER((1+([.$G$52]/2)/100);2)" office:value-type="float" office:value="796.924037265421" calcext:value-type="float">
            <text:p>796.924037265421</text:p>
          </table:table-cell>
          <table:table-cell table:formula="of:=[.$K57]*POWER((1+([.$G$52]/4)/100);4)" office:value-type="float" office:value="802.353219549394" calcext:value-type="float">
            <text:p>802.353219549394</text:p>
          </table:table-cell>
          <table:table-cell table:formula="of:=[.$L57]*POWER((1+([.$G$52]/12)/100);12)" office:value-type="float" office:value="806.113038841232" calcext:value-type="float">
            <text:p>806.11303884123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[.J59]-[.J58]" office:value-type="float" office:value="98.4998110060062" calcext:value-type="float">
            <text:p>98.4998110060062</text:p>
          </table:table-cell>
          <table:table-cell table:formula="of:=[.K59]-[.K58]" office:value-type="float" office:value="100.702397785313" calcext:value-type="float">
            <text:p>100.702397785313</text:p>
          </table:table-cell>
          <table:table-cell table:formula="of:=[.L59]-[.L58]" office:value-type="float" office:value="102.235310440813" calcext:value-type="float">
            <text:p>102.235310440813</text:p>
          </table:table-cell>
          <table:table-cell table:formula="of:=[.$J58]*POWER((1+([.$G$52]/2)/100);2)" office:value-type="float" office:value="895.423848271427" calcext:value-type="float">
            <text:p>895.423848271427</text:p>
          </table:table-cell>
          <table:table-cell table:formula="of:=[.$K58]*POWER((1+([.$G$52]/4)/100);4)" office:value-type="float" office:value="903.055617334707" calcext:value-type="float">
            <text:p>903.055617334707</text:p>
          </table:table-cell>
          <table:table-cell table:formula="of:=[.$L58]*POWER((1+([.$G$52]/12)/100);12)" office:value-type="float" office:value="908.348349282045" calcext:value-type="float">
            <text:p>908.348349282045</text:p>
          </table:table-cell>
        </table:table-row>
        <table:table-row table:style-name="ro1" table:number-rows-repeated="30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H FLOWS</text:p>
          </table:table-cell>
          <table:table-cell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PRESENT VALU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C91]/POWER((1+[.$H91]/100);[.$G91])" office:value-type="float" office:value="9259.25925925926" calcext:value-type="float">
            <text:p>9259.259259259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C92]/POWER((1+[.$H92]/100);[.$G92])" office:value-type="float" office:value="34293.5528120713" calcext:value-type="float">
            <text:p>34293.55281207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C93]/POWER((1+[.$H93]/100);[.$G93])" office:value-type="float" office:value="31753.2896408068" calcext:value-type="float">
            <text:p>31753.28964080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C94]/POWER((1+[.$H94]/100);[.$G94])" office:value-type="float" office:value="29401.1941118581" calcext:value-type="float">
            <text:p>29401.19411185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000" calcext:value-type="float">
            <text:p>155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C95]/POWER((1+[.$H95]/100);[.$G95])" office:value-type="float" office:value="105490.395540232" calcext:value-type="float">
            <text:p>105490.39554023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ASHFLOWS A</text:p>
          </table:table-cell>
          <table:table-cell office:value-type="string" calcext:value-type="string">
            <text:p>CASH FLOWS B</text:p>
          </table:table-cell>
          <table:table-cell office:value-type="string" calcext:value-type="string">
            <text:p>CASH FLOWS C</text:p>
          </table:table-cell>
          <table:table-cell office:value-type="string" calcext:value-type="string">
            <text:p>CASH FLOWS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RESENT VALUESA</text:p>
          </table:table-cell>
          <table:table-cell office:value-type="string" calcext:value-type="string">
            <text:p>PRESENT VALUESB</text:p>
          </table:table-cell>
          <table:table-cell office:value-type="string" calcext:value-type="string">
            <text:p>PRESENT VALUESC</text:p>
          </table:table-cell>
          <table:table-cell office:value-type="string" calcext:value-type="string">
            <text:p>PRESENT VALUESD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99]/POWER((1+[.$H91]/100);[.$G91])" office:value-type="float" office:value="925.925925925926" calcext:value-type="float">
            <text:p>925.925925925926</text:p>
          </table:table-cell>
          <table:table-cell table:formula="of:=[.D99]/POWER((1+[.$H91]/100);[.$G91])" office:value-type="float" office:value="2777.77777777778" calcext:value-type="float">
            <text:p>2777.77777777778</text:p>
          </table:table-cell>
          <table:table-cell table:formula="of:=[.E99]/POWER((1+[.$H99]/100);[.$G99])" office:value-type="float" office:value="1851.85185185185" calcext:value-type="float">
            <text:p>1851.85185185185</text:p>
          </table:table-cell>
          <table:table-cell table:formula="of:=[.F99]/POWER((1+[.$H91]/100);[.$G91])" office:value-type="float" office:value="1388.88888888889" calcext:value-type="float">
            <text:p>1388.88888888889</text:p>
          </table:table-cell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100]/POWER((1+[.$H92]/100);[.$G92])" office:value-type="float" office:value="1286.00823045267" calcext:value-type="float">
            <text:p>1286.00823045267</text:p>
          </table:table-cell>
          <table:table-cell table:formula="of:=[.D100]/POWER((1+[.$H92]/100);[.$G92])" office:value-type="float" office:value="2143.34705075446" calcext:value-type="float">
            <text:p>2143.34705075446</text:p>
          </table:table-cell>
          <table:table-cell table:formula="of:=[.E100]/POWER((1+[.$H92]/100);[.$G92])" office:value-type="float" office:value="1714.67764060357" calcext:value-type="float">
            <text:p>1714.67764060357</text:p>
          </table:table-cell>
          <table:table-cell table:formula="of:=[.F100]/POWER((1+[.$H92]/100);[.$G92])" office:value-type="float" office:value="1714.67764060357" calcext:value-type="float">
            <text:p>1714.67764060357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101]/POWER((1+[.$H93]/100);[.$G93])" office:value-type="float" office:value="1587.66448204034" calcext:value-type="float">
            <text:p>1587.66448204034</text:p>
          </table:table-cell>
          <table:table-cell table:formula="of:=[.D101]/POWER((1+[.$H93]/100);[.$G93])" office:value-type="float" office:value="1587.66448204034" calcext:value-type="float">
            <text:p>1587.66448204034</text:p>
          </table:table-cell>
          <table:table-cell table:formula="of:=[.E101]/POWER((1+[.$H93]/100);[.$G93])" office:value-type="float" office:value="1587.66448204034" calcext:value-type="float">
            <text:p>1587.66448204034</text:p>
          </table:table-cell>
          <table:table-cell table:formula="of:=[.F101]/POWER((1+[.$H93]/100);[.$G93])" office:value-type="float" office:value="2381.49672306051" calcext:value-type="float">
            <text:p>2381.49672306051</text:p>
          </table:table-cell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C102]/POWER((1+[.$H94]/100);[.$G94])" office:value-type="float" office:value="1837.57463199113" calcext:value-type="float">
            <text:p>1837.57463199113</text:p>
          </table:table-cell>
          <table:table-cell table:formula="of:=[.D102]/POWER((1+[.$H94]/100);[.$G94])" office:value-type="float" office:value="1102.54477919468" calcext:value-type="float">
            <text:p>1102.54477919468</text:p>
          </table:table-cell>
          <table:table-cell table:formula="of:=[.E102]/POWER((1+[.$H94]/100);[.$G94])" office:value-type="float" office:value="1470.05970559291" calcext:value-type="float">
            <text:p>1470.05970559291</text:p>
          </table:table-cell>
          <table:table-cell table:formula="of:=[.F102]/POWER((1+[.$H94]/100);[.$G94])" office:value-type="float" office:value="1470.05970559291" calcext:value-type="float">
            <text:p>1470.05970559291</text:p>
          </table:table-cell>
        </table:table-row>
        <table:table-row table:style-name="ro1">
          <table:table-cell table:number-columns-repeated="2"/>
          <table:table-cell office:value-type="float" office:value="53000" calcext:value-type="float">
            <text:p>53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1500" calcext:value-type="float">
            <text:p>515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C103]/POWER((1+[.$H95]/100);[.$G95])" office:value-type="float" office:value="36070.9094427889" calcext:value-type="float">
            <text:p>36070.9094427889</text:p>
          </table:table-cell>
          <table:table-cell table:formula="of:=[.D103]/POWER((1+[.$H95]/100);[.$G95])" office:value-type="float" office:value="34709.7430487214" calcext:value-type="float">
            <text:p>34709.7430487214</text:p>
          </table:table-cell>
          <table:table-cell table:formula="of:=[.E103]/POWER((1+[.$H95]/100);[.$G95])" office:value-type="float" office:value="35390.3262457552" calcext:value-type="float">
            <text:p>35390.3262457552</text:p>
          </table:table-cell>
          <table:table-cell table:formula="of:=[.F103]/POWER((1+[.$H95]/100);[.$G95])" office:value-type="float" office:value="35050.0346472383" calcext:value-type="float">
            <text:p>35050.0346472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5"/>
          <table:table-cell table:formula="of:=[.I$99]+[.I$100]+[.I$101]+[.I$102]+[.I$103]" office:value-type="float" office:value="41708.082713199" calcext:value-type="float">
            <text:p>41708.082713199</text:p>
          </table:table-cell>
          <table:table-cell table:formula="of:=[.J$99]+[.J$100]+[.J$101]+[.J$102]+[.J$103]" office:value-type="float" office:value="42321.0771384887" calcext:value-type="float">
            <text:p>42321.0771384887</text:p>
          </table:table-cell>
          <table:table-cell table:formula="of:=[.K$99]+[.K$100]+[.K$101]+[.K$102]+[.K$103]" office:value-type="float" office:value="42014.5799258438" calcext:value-type="float">
            <text:p>42014.5799258438</text:p>
          </table:table-cell>
          <table:table-cell table:formula="of:=[.L$99]+[.L$100]+[.L$101]+[.L$102]+[.L$103]" office:value-type="float" office:value="42005.1576053841" calcext:value-type="float">
            <text:p>42005.1576053841</text:p>
          </table:table-cell>
        </table:table-row>
        <table:table-row table:style-name="ro1" table:number-rows-repeated="29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I$104]" office:value-type="float" office:value="41708.082713199" calcext:value-type="float">
            <text:p>41708.082713199</text:p>
          </table:table-cell>
          <table:table-cell table:formula="of:=[.J$104]" office:value-type="float" office:value="42321.0771384887" calcext:value-type="float">
            <text:p>42321.0771384887</text:p>
          </table:table-cell>
          <table:table-cell table:formula="of:=[.K$104]" office:value-type="float" office:value="42014.5799258438" calcext:value-type="float">
            <text:p>42014.5799258438</text:p>
          </table:table-cell>
          <table:table-cell table:formula="of:=[.L$104]" office:value-type="float" office:value="42005.1576053841" calcext:value-type="float">
            <text:p>42005.157605384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0.07mm" draw:dots2="10" draw:distance="1.52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6:47:09.956448469</meta:creation-date>
    <dc:date>2019-01-22T18:40:58.867421532</dc:date>
    <meta:editing-duration>PT6M59S</meta:editing-duration>
    <meta:editing-cycles>1</meta:editing-cycles>
    <meta:document-statistic meta:table-count="1" meta:cell-count="196" meta:object-count="6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8.925cm" xlink:href=".." xlink:type="simple" chart:class="chart:line" chart:style-name="ch1">
        <chart:legend chart:legend-position="end" svg:x="13.51cm" svg:y="3.914cm" style:legend-expansion="high" chart:style-name="ch2"/>
        <chart:plot-area chart:style-name="ch3" table:cell-range-address="Sheet1.C6:Sheet1.C11 Sheet1.G6:Sheet1.G11" chart:data-source-has-labels="row" svg:x="0.319cm" svg:y="0.178cm" svg:width="12.872cm" svg:height="8.569cm">
          <chartooo:coordinate-region svg:x="1.126cm" svg:y="0.377cm" svg:width="11.972cm" svg:height="7.7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11" chart:label-cell-address="Sheet1.C6:Sheet1.C6" chart:class="chart:line">
            <chart:data-point chart:repeated="5"/>
          </chart:series>
          <chart:series chart:style-name="ch7" chart:values-cell-range-address="Sheet1.G7:Sheet1.G11" chart:label-cell-address="Sheet1.G6:Sheet1.G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s</text:p>
                <draw:g>
                  <svg:desc>Sheet1.C6:Sheet1.C6</svg:desc>
                </draw:g>
              </table:table-cell>
              <table:table-cell office:value-type="string">
                <text:p>interest</text:p>
                <draw:g>
                  <svg:desc>Sheet1.G6:Sheet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7:Sheet1.C11</svg:desc>
                </draw:g>
              </table:table-cell>
              <table:table-cell office:value-type="float" office:value="60">
                <text:p>60</text:p>
                <draw:g>
                  <svg:desc>Sheet1.G7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2.927cm" svg:y="3.954cm" style:legend-expansion="high" chart:style-name="ch2"/>
        <chart:plot-area chart:style-name="ch3" table:cell-range-address="Sheet1.C31:Sheet1.C36 Sheet1.G31:Sheet1.G36" chart:data-source-has-labels="row" svg:x="0.132cm" svg:y="0.257cm" svg:width="12.288cm" svg:height="8.643cm">
          <chartooo:coordinate-region svg:x="0.939cm" svg:y="0.456cm" svg:width="11.387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2:Sheet1.C36" chart:label-cell-address="Sheet1.C31:Sheet1.C31" chart:class="chart:line">
            <chart:data-point chart:repeated="5"/>
          </chart:series>
          <chart:series chart:style-name="ch7" chart:values-cell-range-address="Sheet1.G32:Sheet1.G36" chart:label-cell-address="Sheet1.G31:Sheet1.G3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S</text:p>
                <draw:g>
                  <svg:desc>Sheet1.C31:Sheet1.C31</svg:desc>
                </draw:g>
              </table:table-cell>
              <table:table-cell office:value-type="string">
                <text:p>INTEREST</text:p>
                <draw:g>
                  <svg:desc>Sheet1.G31:Sheet1.G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32:Sheet1.C36</svg:desc>
                </draw:g>
              </table:table-cell>
              <table:table-cell office:value-type="float" office:value="60">
                <text:p>60</text:p>
                <draw:g>
                  <svg:desc>Sheet1.G32:Sheet1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.2640000000001">
                <text:p>75.264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4.2956800000001">
                <text:p>84.29568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4.4111616000001">
                <text:p>94.41116160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14.601cm" xlink:href=".." xlink:type="simple" chart:class="chart:line" chart:style-name="ch1">
        <chart:legend chart:legend-position="end" svg:x="12.752cm" svg:y="6.254cm" style:legend-expansion="high" chart:style-name="ch2"/>
        <chart:plot-area chart:style-name="ch3" table:cell-range-address="Sheet1.C54:Sheet1.C59 Sheet1.G54:Sheet1.I59" chart:data-source-has-labels="row" svg:x="0.32cm" svg:y="0.292cm" svg:width="12.112cm" svg:height="14.017cm">
          <chartooo:coordinate-region svg:x="0.941cm" svg:y="0.491cm" svg:width="11.211cm" svg:height="13.1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5:Sheet1.C59" chart:label-cell-address="Sheet1.C54:Sheet1.C54" chart:class="chart:line">
            <chart:data-point chart:repeated="5"/>
          </chart:series>
          <chart:series chart:style-name="ch7" chart:values-cell-range-address="Sheet1.G55:Sheet1.G59" chart:label-cell-address="Sheet1.G54:Sheet1.G54" chart:class="chart:line">
            <chart:data-point chart:repeated="5"/>
          </chart:series>
          <chart:series chart:style-name="ch8" chart:values-cell-range-address="Sheet1.H55:Sheet1.H59" chart:label-cell-address="Sheet1.H54:Sheet1.H54" chart:class="chart:line">
            <chart:data-point chart:repeated="5"/>
          </chart:series>
          <chart:series chart:style-name="ch9" chart:values-cell-range-address="Sheet1.I55:Sheet1.I59" chart:label-cell-address="Sheet1.I54:Sheet1.I5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S</text:p>
                <draw:g>
                  <svg:desc>Sheet1.C54:Sheet1.C54</svg:desc>
                </draw:g>
              </table:table-cell>
              <table:table-cell office:value-type="string">
                <text:p>INTEREST1</text:p>
                <draw:g>
                  <svg:desc>Sheet1.G54:Sheet1.G54</svg:desc>
                </draw:g>
              </table:table-cell>
              <table:table-cell office:value-type="string">
                <text:p>INTEREST2</text:p>
                <draw:g>
                  <svg:desc>Sheet1.H54:Sheet1.H54</svg:desc>
                </draw:g>
              </table:table-cell>
              <table:table-cell office:value-type="string">
                <text:p>INTEREST3</text:p>
                <draw:g>
                  <svg:desc>Sheet1.I54:Sheet1.I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55:Sheet1.C59</svg:desc>
                </draw:g>
              </table:table-cell>
              <table:table-cell office:value-type="float" office:value="61.8000000000001">
                <text:p>61.8000000000001</text:p>
                <draw:g>
                  <svg:desc>Sheet1.G55:Sheet1.G59</svg:desc>
                </draw:g>
              </table:table-cell>
              <table:table-cell office:value-type="float" office:value="62.754405">
                <text:p>62.754405</text:p>
                <draw:g>
                  <svg:desc>Sheet1.H55:Sheet1.H59</svg:desc>
                </draw:g>
              </table:table-cell>
              <table:table-cell office:value-type="float" office:value="63.4125150659849">
                <text:p>63.4125150659849</text:p>
                <draw:g>
                  <svg:desc>Sheet1.I55:Sheet1.I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9.4384800000001">
                <text:p>69.4384800000001</text:p>
              </table:table-cell>
              <table:table-cell office:value-type="float" office:value="70.6306356938081">
                <text:p>70.6306356938081</text:p>
              </table:table-cell>
              <table:table-cell office:value-type="float" office:value="71.4548091999724">
                <text:p>71.4548091999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8.0210761280001">
                <text:p>78.0210761280001</text:p>
              </table:table-cell>
              <table:table-cell office:value-type="float" office:value="79.4954027292815">
                <text:p>79.4954027292815</text:p>
              </table:table-cell>
              <table:table-cell office:value-type="float" office:value="80.5170675298331">
                <text:p>80.5170675298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7.6644811374209">
                <text:p>87.6644811374209</text:p>
              </table:table-cell>
              <table:table-cell office:value-type="float" office:value="89.4727761263044">
                <text:p>89.4727761263044</text:p>
              </table:table-cell>
              <table:table-cell office:value-type="float" office:value="90.728647045442">
                <text:p>90.728647045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8.4998110060062">
                <text:p>98.4998110060062</text:p>
              </table:table-cell>
              <table:table-cell office:value-type="float" office:value="100.702397785313">
                <text:p>100.702397785313</text:p>
              </table:table-cell>
              <table:table-cell office:value-type="float" office:value="102.235310440813">
                <text:p>102.2353104408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legend chart:legend-position="end" svg:x="11.108cm" svg:y="3.457cm" style:legend-expansion="high" chart:style-name="ch2"/>
        <chart:plot-area chart:style-name="ch3" table:cell-range-address="Sheet1.C54:Sheet1.C59 Sheet1.J54:Sheet1.L59" chart:data-source-has-labels="row" svg:x="0.319cm" svg:y="0.18cm" svg:width="10.47cm" svg:height="8.646cm">
          <chartooo:coordinate-region svg:x="1.126cm" svg:y="0.379cm" svg:width="9.38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5:Sheet1.C59" chart:label-cell-address="Sheet1.C54:Sheet1.C54" chart:class="chart:line">
            <chart:data-point chart:repeated="5"/>
          </chart:series>
          <chart:series chart:style-name="ch7" chart:values-cell-range-address="Sheet1.J55:Sheet1.J59" chart:label-cell-address="Sheet1.J54:Sheet1.J54" chart:class="chart:line">
            <chart:data-point chart:repeated="5"/>
          </chart:series>
          <chart:series chart:style-name="ch8" chart:values-cell-range-address="Sheet1.K55:Sheet1.K59" chart:label-cell-address="Sheet1.K54:Sheet1.K54" chart:class="chart:line">
            <chart:data-point chart:repeated="5"/>
          </chart:series>
          <chart:series chart:style-name="ch9" chart:values-cell-range-address="Sheet1.L55:Sheet1.L59" chart:label-cell-address="Sheet1.L54:Sheet1.L5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S</text:p>
                <draw:g>
                  <svg:desc>Sheet1.C54:Sheet1.C54</svg:desc>
                </draw:g>
              </table:table-cell>
              <table:table-cell office:value-type="string">
                <text:p>CUMULATIVEVALUE1</text:p>
                <draw:g>
                  <svg:desc>Sheet1.J54:Sheet1.J54</svg:desc>
                </draw:g>
              </table:table-cell>
              <table:table-cell office:value-type="string">
                <text:p>CUMULATIVEVALUE2</text:p>
                <draw:g>
                  <svg:desc>Sheet1.K54:Sheet1.K54</svg:desc>
                </draw:g>
              </table:table-cell>
              <table:table-cell office:value-type="string">
                <text:p>CUMULATIVEVALUE3</text:p>
                <draw:g>
                  <svg:desc>Sheet1.L54:Sheet1.L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55:Sheet1.C59</svg:desc>
                </draw:g>
              </table:table-cell>
              <table:table-cell office:value-type="float" office:value="561.8">
                <text:p>561.8</text:p>
                <draw:g>
                  <svg:desc>Sheet1.J55:Sheet1.J59</svg:desc>
                </draw:g>
              </table:table-cell>
              <table:table-cell office:value-type="float" office:value="562.754405">
                <text:p>562.754405</text:p>
                <draw:g>
                  <svg:desc>Sheet1.K55:Sheet1.K59</svg:desc>
                </draw:g>
              </table:table-cell>
              <table:table-cell office:value-type="float" office:value="563.412515065985">
                <text:p>563.412515065985</text:p>
                <draw:g>
                  <svg:desc>Sheet1.L55:Sheet1.L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1.23848">
                <text:p>631.23848</text:p>
              </table:table-cell>
              <table:table-cell office:value-type="float" office:value="633.385040693808">
                <text:p>633.385040693808</text:p>
              </table:table-cell>
              <table:table-cell office:value-type="float" office:value="634.867324265957">
                <text:p>634.8673242659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9.259556128">
                <text:p>709.259556128</text:p>
              </table:table-cell>
              <table:table-cell office:value-type="float" office:value="712.88044342309">
                <text:p>712.88044342309</text:p>
              </table:table-cell>
              <table:table-cell office:value-type="float" office:value="715.38439179579">
                <text:p>715.38439179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6.924037265421">
                <text:p>796.924037265421</text:p>
              </table:table-cell>
              <table:table-cell office:value-type="float" office:value="802.353219549394">
                <text:p>802.353219549394</text:p>
              </table:table-cell>
              <table:table-cell office:value-type="float" office:value="806.113038841232">
                <text:p>806.113038841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95.423848271427">
                <text:p>895.423848271427</text:p>
              </table:table-cell>
              <table:table-cell office:value-type="float" office:value="903.055617334707">
                <text:p>903.055617334707</text:p>
              </table:table-cell>
              <table:table-cell office:value-type="float" office:value="908.348349282045">
                <text:p>908.3483492820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legend chart:legend-position="end" svg:x="11.285cm" svg:y="3.207cm" style:legend-expansion="high" chart:style-name="ch2"/>
        <chart:plot-area chart:style-name="ch3" table:cell-range-address="Sheet1.G98:Sheet1.G103 Sheet1.I98:Sheet1.L103" chart:data-source-has-labels="row" svg:x="0.319cm" svg:y="0.18cm" svg:width="10.647cm" svg:height="8.645cm">
          <chartooo:coordinate-region svg:x="1.496cm" svg:y="0.379cm" svg:width="9.3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99:Sheet1.G103" chart:label-cell-address="Sheet1.G98:Sheet1.G98" chart:class="chart:line">
            <chart:data-point chart:repeated="5"/>
          </chart:series>
          <chart:series chart:style-name="ch7" chart:values-cell-range-address="Sheet1.I99:Sheet1.I103" chart:label-cell-address="Sheet1.I98:Sheet1.I98" chart:class="chart:line">
            <chart:data-point chart:repeated="5"/>
          </chart:series>
          <chart:series chart:style-name="ch8" chart:values-cell-range-address="Sheet1.J99:Sheet1.J103" chart:label-cell-address="Sheet1.J98:Sheet1.J98" chart:class="chart:line">
            <chart:data-point chart:repeated="5"/>
          </chart:series>
          <chart:series chart:style-name="ch9" chart:values-cell-range-address="Sheet1.K99:Sheet1.K103" chart:label-cell-address="Sheet1.K98:Sheet1.K98" chart:class="chart:line">
            <chart:data-point chart:repeated="5"/>
          </chart:series>
          <chart:series chart:style-name="ch10" chart:values-cell-range-address="Sheet1.L99:Sheet1.L103" chart:label-cell-address="Sheet1.L98:Sheet1.L9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Sheet1.G98:Sheet1.G98</svg:desc>
                </draw:g>
              </table:table-cell>
              <table:table-cell office:value-type="string">
                <text:p>PRESENT VALUESA</text:p>
                <draw:g>
                  <svg:desc>Sheet1.I98:Sheet1.I98</svg:desc>
                </draw:g>
              </table:table-cell>
              <table:table-cell office:value-type="string">
                <text:p>PRESENT VALUESB</text:p>
                <draw:g>
                  <svg:desc>Sheet1.J98:Sheet1.J98</svg:desc>
                </draw:g>
              </table:table-cell>
              <table:table-cell office:value-type="string">
                <text:p>PRESENT VALUESC</text:p>
                <draw:g>
                  <svg:desc>Sheet1.K98:Sheet1.K98</svg:desc>
                </draw:g>
              </table:table-cell>
              <table:table-cell office:value-type="string">
                <text:p>PRESENT VALUESD</text:p>
                <draw:g>
                  <svg:desc>Sheet1.L98:Sheet1.L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99:Sheet1.G103</svg:desc>
                </draw:g>
              </table:table-cell>
              <table:table-cell office:value-type="float" office:value="925.925925925926">
                <text:p>925.925925925926</text:p>
                <draw:g>
                  <svg:desc>Sheet1.I99:Sheet1.I103</svg:desc>
                </draw:g>
              </table:table-cell>
              <table:table-cell office:value-type="float" office:value="2777.77777777778">
                <text:p>2777.77777777778</text:p>
                <draw:g>
                  <svg:desc>Sheet1.J99:Sheet1.J103</svg:desc>
                </draw:g>
              </table:table-cell>
              <table:table-cell office:value-type="float" office:value="1851.85185185185">
                <text:p>1851.85185185185</text:p>
                <draw:g>
                  <svg:desc>Sheet1.K99:Sheet1.K103</svg:desc>
                </draw:g>
              </table:table-cell>
              <table:table-cell office:value-type="float" office:value="1388.88888888889">
                <text:p>1388.88888888889</text:p>
                <draw:g>
                  <svg:desc>Sheet1.L99:Sheet1.L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86.00823045267">
                <text:p>1286.00823045267</text:p>
              </table:table-cell>
              <table:table-cell office:value-type="float" office:value="2143.34705075446">
                <text:p>2143.34705075446</text:p>
              </table:table-cell>
              <table:table-cell office:value-type="float" office:value="1714.67764060357">
                <text:p>1714.67764060357</text:p>
              </table:table-cell>
              <table:table-cell office:value-type="float" office:value="1714.67764060357">
                <text:p>1714.67764060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87.66448204034">
                <text:p>1587.66448204034</text:p>
              </table:table-cell>
              <table:table-cell office:value-type="float" office:value="1587.66448204034">
                <text:p>1587.66448204034</text:p>
              </table:table-cell>
              <table:table-cell office:value-type="float" office:value="1587.66448204034">
                <text:p>1587.66448204034</text:p>
              </table:table-cell>
              <table:table-cell office:value-type="float" office:value="2381.49672306051">
                <text:p>2381.4967230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37.57463199113">
                <text:p>1837.57463199113</text:p>
              </table:table-cell>
              <table:table-cell office:value-type="float" office:value="1102.54477919468">
                <text:p>1102.54477919468</text:p>
              </table:table-cell>
              <table:table-cell office:value-type="float" office:value="1470.05970559291">
                <text:p>1470.05970559291</text:p>
              </table:table-cell>
              <table:table-cell office:value-type="float" office:value="1470.05970559291">
                <text:p>1470.05970559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6070.9094427889">
                <text:p>36070.9094427889</text:p>
              </table:table-cell>
              <table:table-cell office:value-type="float" office:value="34709.7430487214">
                <text:p>34709.7430487214</text:p>
              </table:table-cell>
              <table:table-cell office:value-type="float" office:value="35390.3262457552">
                <text:p>35390.3262457552</text:p>
              </table:table-cell>
              <table:table-cell office:value-type="float" office:value="35050.0346472383">
                <text:p>35050.03464723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3.349cm" svg:y="4.203cm" style:legend-expansion="high" chart:style-name="ch2"/>
        <chart:plot-area chart:style-name="ch3" table:cell-range-address="Sheet1.I104:Sheet1.L104" svg:x="1.331cm" svg:y="0.18cm" svg:width="11.698cm" svg:height="7.664cm">
          <chartooo:coordinate-region svg:x="2.508cm" svg:y="0.379cm" svg:width="10.427cm" svg:height="6.818cm"/>
          <chart:axis chart:dimension="x" chart:name="primary-x" chart:style-name="ch4">
            <chart:title svg:x="6.078cm" svg:y="8.024cm" chart:style-name="ch5">
              <text:p>CASH FLOWS</text:p>
            </chart:title>
          </chart:axis>
          <chart:axis chart:dimension="y" chart:name="primary-y" chart:style-name="ch4">
            <chart:title svg:x="0.451cm" svg:y="5.141cm" chart:style-name="ch6">
              <text:p>TOTAL VALUE</text:p>
            </chart:title>
            <chart:grid chart:style-name="ch7" chart:class="major"/>
          </chart:axis>
          <chart:series chart:style-name="ch8" chart:values-cell-range-address="Sheet1.I104:Sheet1.L10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41708.082713199">
                <text:p>41708.082713199</text:p>
                <draw:g>
                  <svg:desc>Sheet1.I104:Sheet1.L104</svg:desc>
                </draw:g>
              </table:table-cell>
              <table:table-cell office:value-type="float" office:value="42321.0771384887">
                <text:p>42321.0771384887</text:p>
              </table:table-cell>
              <table:table-cell office:value-type="float" office:value="42014.5799258438">
                <text:p>42014.5799258438</text:p>
              </table:table-cell>
              <table:table-cell office:value-type="float" office:value="42005.1576053841">
                <text:p>42005.15760538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